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142cm" fo:min-width="4.02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142cm" fo:min-width="4.01cm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000000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75cm" fo:min-width="4.5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5.032cm" svg:height="2cm" draw:transform="skewX (-0.010471975511966) translate (6.99cm 1.001cm)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6" draw:id="id6" draw:layer="layout" svg:width="5.022cm" svg:height="2cm" draw:transform="skewX (-0.010471975511966) translate (6.986cm 16cm)">
          <text:p text:style-name="P1">Конец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3" draw:text-style-name="P1" draw:layer="layout" draw:type="line" svg:x1="9.526cm" svg:y1="3.001cm" svg:x2="9.5cm" svg:y2="4cm" draw:start-shape="id1" draw:start-glue-point="6" draw:end-shape="id2" svg:d="M9526 3001l-26 999" svg:viewBox="0 0 27 1000">
          <text:p/>
        </draw:connector>
        <draw:custom-shape draw:style-name="gr4" draw:text-style-name="P2" xml:id="id2" draw:id="id2" draw:layer="layout" svg:width="5cm" svg:height="2cm" svg:x="7cm" svg:y="4cm">
          <text:p text:style-name="P1"><text:span text:style-name="T1">Определение типа</text:span></text:p>
          <text:p text:style-name="P1"><text:span text:style-name="T1">(в терминах Salt)</text:span><text:span text:style-name="T1"><text:line-break/></text:span><text:span text:style-name="T1">файлов в директори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5cm" svg:height="2cm" svg:x="7cm" svg:y="7cm">
          <text:p text:style-name="P1"><text:span text:style-name="T1">Вызов</text:span></text:p>
          <text:p text:style-name="P1"><text:span text:style-name="T1">salt_list(команда Salt,</text:span></text:p>
          <text:p text:style-name="P1"><text:span text:style-name="T1">номер inod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5cm" svg:y1="6cm" svg:x2="9.5cm" svg:y2="7cm" draw:start-shape="id2" draw:start-glue-point="6" draw:end-shape="id3" svg:d="M9500 6000v1000" svg:viewBox="0 0 1 1001">
          <text:p/>
        </draw:connector>
        <draw:custom-shape draw:style-name="gr4" draw:text-style-name="P2" xml:id="id4" draw:id="id4" draw:layer="layout" svg:width="5cm" svg:height="2cm" svg:x="7cm" svg:y="10cm">
          <text:p text:style-name="P1"><text:span text:style-name="T1">Получение указателя</text:span></text:p>
          <text:p text:style-name="P1"><text:span text:style-name="T1">на массив строк по номеру</text:span></text:p>
          <text:p text:style-name="P1"><text:span text:style-name="T1">in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5cm" svg:y1="9cm" svg:x2="9.5cm" svg:y2="10cm" draw:start-shape="id3" draw:start-glue-point="6" draw:end-shape="id4" draw:end-glue-point="4" svg:d="M9500 9000v1000" svg:viewBox="0 0 1 1001">
          <text:p/>
        </draw:connector>
        <draw:connector draw:style-name="gr3" draw:text-style-name="P1" draw:layer="layout" svg:x1="9.5cm" svg:y1="15cm" svg:x2="9.497cm" svg:y2="16cm" draw:start-shape="id5" draw:start-glue-point="6" draw:end-shape="id6" draw:end-glue-point="4" svg:d="M9500 15000v501h-3v499" svg:viewBox="0 0 4 1001">
          <text:p/>
        </draw:connector>
        <draw:custom-shape draw:style-name="gr4" draw:text-style-name="P2" xml:id="id5" draw:id="id5" draw:layer="layout" svg:width="5cm" svg:height="2cm" svg:x="7cm" svg:y="13cm">
          <text:p text:style-name="P1"><text:span text:style-name="T1">Для всех строк:</text:span></text:p>
          <text:p text:style-name="P1"><text:span text:style-name="T1">вызов</text:span></text:p>
          <text:p text:style-name="P1"><text:span text:style-name="T1">salt_fill_cache_i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5cm" svg:y1="12cm" svg:x2="9.5cm" svg:y2="13cm" draw:start-shape="id4" draw:start-glue-point="6" draw:end-shape="id5" draw:end-glue-point="4" svg:d="M9500 120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mas  Inflianskas</meta:initial-creator>
    <meta:creation-date>2015-01-11T18:42:18.114606876</meta:creation-date>
    <dc:date>2015-01-11T21:41:06.186857206</dc:date>
    <dc:creator>Romas  Inflianskas</dc:creator>
    <meta:editing-duration>PT43M26S</meta:editing-duration>
    <meta:editing-cycles>3</meta:editing-cycles>
    <meta:generator>LibreOffice/4.3.5.2.0$Linux_X86_64 LibreOffice_project/430m0$Build-2</meta:generator>
    <meta:document-statistic meta:object-count="11"/>
  </office:meta>
</office:document-meta>
</file>